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2.0681in"/>
    </style:style>
    <style:style style:name="co5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 style:data-style-name="N10122">
      <style:text-properties fo:font-weight="bold" style:font-weight-asian="bold" style:font-weight-complex="bold"/>
    </style:style>
    <style:style style:name="ce12" style:family="table-cell" style:parent-style-name="Default" style:data-style-name="N10122">
      <style:table-cell-properties fo:background-color="#ffdbb6"/>
    </style:style>
    <style:style style:name="ce13" style:family="table-cell" style:parent-style-name="Default" style:data-style-name="N10122"/>
    <style:style style:name="ce14" style:family="table-cell" style:parent-style-name="Default" style:data-style-name="N10122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currency" office:currency="USD" office:value="5.39" calcext:value-type="currency">
            <text:p>$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40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very hole in large bracke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2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acket to bar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x bracket to bar A, 2x PCB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CB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4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ails to bar As, 2x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ils to bar As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flathead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otor to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x motor bracket, 2x encoder bracket, 2x carrier brack A, 1x mag sw PCB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x motor bracket, 2x enc br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x lead nut to brack, 2x brack to rail, 2x mag br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6x carrier, 2x carrier brack B, 2x lead nut brack, 4x lead nut, 4x z rail, 2x mag br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office:value-type="string" calcext:value-type="string">
            <text:p>MR_MAG_COUPLER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nc brack x to bar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g sw PCB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#8x0.75 screw for plastic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2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rrier bracket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x carrier to carrier brack B, 3x carrier to brack 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3x16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x z rail to carriage plate x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450mm lead screw with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Z</text:p>
          </table:table-cell>
          <table:table-cell office:value-type="string" calcext:value-type="string">
            <text:p>MR_MTR_BRACK_Z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8x carriage plate z to carriag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epper mot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8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me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ad nut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40 flat head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x lead nut to carriage pl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4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age plate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oller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office:value-type="string" calcext:value-type="string">
            <text:p>Aluminum bracket 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4x LC PCB bracks, 2x carrier brack D, 4x LC brack Bs, 4x Al brac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5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string" calcext:value-type="string">
            <text:p>Load cell 20kg</text:p>
          </table:table-cell>
          <table:table-cell/>
          <table:table-cell office:value-type="string" calcext:value-type="string">
            <text:p>ShangHJ</text:p>
          </table:table-cell>
          <table:table-cell office:value-type="string" calcext:value-type="string">
            <text:p>B09CQHY73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oulder screw 1.25in 10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-24 square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aft 10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aring 10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cap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flat head screw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rrier to carrier brack 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x LC PCB bracks, 2x carrier brack 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ad cell PCB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3x0.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EDK107M016A9GAA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39" calcext:value-type="currency">
            <text:p>$0.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Würth Elektronik</text:p>
          </table:table-cell>
          <table:table-cell table:style-name="ce5" office:value-type="float" office:value="865080343009" calcext:value-type="float">
            <text:p>865080343009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27" calcext:value-type="currency">
            <text:p>$0.2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1, C5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6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4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R1, R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R2, R4, R5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/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TL3305AF160Q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3.3TRG1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D1117ADT33TR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63" calcext:value-type="currency">
            <text:p>$0.6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4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13" calcext:value-type="float">
            <text:p>0.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.4" calcext:value-type="float">
            <text:p>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14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office:value-type="string" calcext:value-type="string">
            <text:p>5047D</text:p>
          </table:table-cell>
          <table:table-cell table:style-name="ce5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 Z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00:41:51.198032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2:23:23.398000000</meta:creation-date>
    <meta:generator>LibreOffice/6.4.7.2$Linux_X86_64 LibreOffice_project/40$Build-2</meta:generator>
    <dc:date>2022-08-25T14:58:38.325097856</dc:date>
    <meta:editing-duration>P6DT7H4M31S</meta:editing-duration>
    <meta:editing-cycles>35</meta:editing-cycles>
    <meta:document-statistic meta:table-count="1" meta:cell-count="531" meta:object-count="0"/>
  </office:meta>
</office:document-meta>
</file>